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497cm" svg:height="1.757cm" draw:transform="rotate (-1.97257112060399) translate (7.43661496892661cm 3.4720748190135cm)" svg:viewBox="0 0 5498 1758" svg:d="M74 1375c332 3 1747 347 2357 383 721 8 2524-947 3044-1189 126-70-284-645-489-561-615 254-1979 1182-2595 1188-617 7-1844-444-2252-478-143-11-193 655-65 657z">
          <text:p/>
        </draw:path>
        <draw:path draw:style-name="gr1" draw:text-style-name="P1" draw:layer="layout" svg:width="2.559cm" svg:height="1.825cm" draw:transform="skewX (0.000349065850398853) rotate (-1.29538337083019) translate (4.870730876319cm 2.85542626050109cm)" svg:viewBox="0 0 2560 1826" svg:d="M363 1826c515-7 1656-796 2165-1172 170-129-379-774-548-634-449 374-1218 1033-1938 1033-145-3 116 772 321 773z">
          <text:p/>
        </draw:path>
        <draw:path draw:style-name="gr1" draw:text-style-name="P1" draw:layer="layout" svg:width="0.903cm" svg:height="0.661cm" draw:transform="skewX (0.00244346095279205) rotate (-2.1556561591382) translate (4.0084736659505cm 3.24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1cm" draw:transform="rotate (-2.15687788961459) translate (6.95245781206579cm 2.97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1) rotate (-2.15687788961459) translate (5.6056401432276cm 8.067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1.022cm" svg:height="2.299cm" draw:transform="rotate (-1.55281943549936) translate (6.234818250815cm 6.49350450910559cm)" svg:viewBox="0 0 1023 2300" svg:d="M1022 2194c-58-186-105-407-150-766-44-359-68-915-61-1058 8-145-858-644-809-170 50 474 94 721 148 1184 55 464 37 452 77 737 41 286 824 167 795 73z">
          <text:p/>
        </draw:path>
        <draw:path draw:style-name="gr1" draw:text-style-name="P1" draw:layer="layout" svg:width="0.902cm" svg:height="0.661cm" draw:transform="rotate (-2.15687788961459) translate (6.481624478732cm 6.65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) rotate (-2.15687788961459) translate (4.6306401432272cm 6.897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1.021cm" svg:height="2.299cm" draw:transform="rotate (-1.55247036964896) translate (6.2622596364883cm 5.1717821225426cm)" svg:viewBox="0 0 1022 2300" svg:d="M1021 2194c-57-186-105-407-149-766s-68-915-61-1058c8-144-858-644-809-170 50 474 93 721 148 1184 55 464 36 452 76 737 41 286 824 167 795 73z">
          <text:p/>
        </draw:path>
        <draw:path draw:style-name="gr1" draw:text-style-name="P1" draw:layer="layout" svg:width="0.902cm" svg:height="0.661cm" draw:transform="skewX (0.00122173047639598) rotate (-2.1556561591382) translate (6.5086239852607cm 5.3296291664947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9) rotate (-2.1556561591382) translate (4.6577906519274cm 5.575462499828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28:33.103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